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“Argent
Forest”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〜〜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〜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〜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“antimagic”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“STS”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e dangerous
trib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 office:value-type="string">
            <text:p>Red Carat boss battle</text:p>
          </table:table-cell>
          <table:table-cell table:style-name="ce0"/>
          <table:table-cell table:style-name="ce0" office:value-type="string">
            <text:p>Visti
“Carat-sama, stay back and watch. It is too
dangerous here.”</text:p>
          </table:table-cell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 office:value-type="string">
            <text:p>Red Carat
“Not one second into battle, and I have been
designated for assignment..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 office:value-type="string">
            <text:p>Blanche
“Eheheh! Put bluntly, you'll only get in our
way!! Eheh! Eheh!!”</text:p>
          </table:table-cell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 office:value-type="string">
            <text:p>Hamuko
“Way to diss your own leading lad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 office:value-type="string">
            <text:p>Nyanko
“She's genuinely powerless, so I suppose
they have no choic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 office:value-type="string">
            <text:p>Tomocchi
“All right, we just gotta push past those
two and hit Carat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 office:value-type="string">
            <text:p>Visti
“We will not allow you to do that. A part
of our power will go to protecting Carat-sama
with a shield of Magic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 office:value-type="string">
            <text:p>Blanche
“Ohhh〜! Sounds like a job for me! Eheheh!”</text:p>
          </table:table-cell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 office:value-type="string">
            <text:p>Hime
“Th-Then... I guess we just have to go after
those two first, huh...”</text:p>
          </table:table-cell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 office:value-type="string">
            <text:p>Komu
“They have a solid battle formation. This
battle will not be an easy one...!”</text:p>
          </table:table-cell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 office:value-type="string">
            <text:p>Takoyaki
“I don't really get it, but I'm just gonna
leave the thinkin' to Reguma-kun, Okaaay!”</text:p>
          </table:table-cell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 office:value-type="string">
            <text:p>Reguma
“Good. Stay calm and listen to my
instructions.”</text:p>
          </table:table-cell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 office:value-type="string">
            <text:p>Reguma
“And we'll be... sure to win!”</text:p>
          </table:table-cell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 office:value-type="string">
            <text:p>Everyone
“Yeaaaaaaaaaaaaahhhhhhhhhh—————!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“Uwahh... I don't like the look'a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“She's got pretty good taste, for a primitive
Terrestriaaal.”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“Wh-Wh-Wh-Wh-What are we going to do?!”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“I expect its destructive power will be head and
shoulders above the monsters we've fought up
until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any opportunities
to heal up, or we'll hemorrhage stamina. Be
careful.”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“I'm thinking I keep some juice in my mouth,
then swallow it the moment I get hit. How about
that?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“No thanks, I don't want to end up covered in
juice...”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Sharusharu's bonus event?</text:p>
          </table:table-cell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rt from the beginning</text:p>
          </table:table-cell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rt from just before the choice</text:p>
          </table:table-cell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riella's bonus event?</text:p>
          </table:table-cell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arūna's bonus event?</text:p>
          </table:table-cell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Viola's bonus event?</text:p>
          </table:table-cell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Carat=Djaelbaaj's bonus event?</text:p>
          </table:table-cell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Visti's bonus event?</text:p>
          </table:table-cell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Blanche's bonus event?</text:p>
          </table:table-cell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rt from the choice</text:p>
          </table:table-cell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Carat=Pangini's bonus event?</text:p>
          </table:table-cell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Saffa's bonus event?</text:p>
          </table:table-cell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Carat=Pauleisen's bonus event?</text:p>
          </table:table-cell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rt from the desperation scene</text:p>
          </table:table-cell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Lumii's bonus event?</text:p>
          </table:table-cell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Shinigami's bonus event 【Act 1】?</text:p>
          </table:table-cell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Shinigami's bonus event 【Act 2】?</text:p>
          </table:table-cell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Adventurer Mina's bonus event?</text:p>
          </table:table-cell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egui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 office:value-type="string">
            <text:p>Nun</text:p>
          </table:table-cell>
          <table:table-cell table:style-name="ce0"/>
          <table:table-cell table:style-name="ce0" office:value-type="string">
            <text:p>

Now, perhaps I should start by cleaning the
floor.</text:p>
          </table:table-cell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 office:value-type="string">
            <text:p>

Ummm, mop... mop... where is it...</text:p>
          </table:table-cell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 office:value-type="string">
            <text:p>

Oh? The mop isn't in the usual cleaning
closet.</text:p>
          </table:table-cell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 office:value-type="string">
            <text:p>

Ah, that's right. It was getting so old that
I was planning to replace it.</text:p>
          </table:table-cell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 office:value-type="string">
            <text:p>

I believe I put the new mop away in this
storeroom.</text:p>
          </table:table-cell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 office:value-type="string">
            <text:p>

It was somewhere around here...</text:p>
          </table:table-cell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 office:value-type="string">
            <text:p>

Ah! There you are ♪! This lovely new mop will
make the floor sparkle like new! ♪</text:p>
          </table:table-cell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 office:value-type="string">
            <text:p>

...Oh? The closet door... i-it won't open...</text:p>
          </table:table-cell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 office:value-type="string">
            <text:p>

Lately, the fittings have been getting worse
here and there throughout the church...</text:p>
          </table:table-cell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 office:value-type="string">
            <text:p>

I will have to do some maintenance sooner
rather than later.</text:p>
          </table:table-cell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 office:value-type="string">
            <text:p>

For now, let us put a little elbow grease into
it...</text:p>
          </table:table-cell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 office:value-type="string">
            <text:p>

...Ei! *snap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 office:value-type="string">
            <text:p>

...Agh!! Th-The doorknob!!</text:p>
          </table:table-cell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 office:value-type="string">
            <text:p>

E-Excuse meeeeeeeee! Is anybody out
theeeeeeeere!!</text:p>
          </table:table-cell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 office:value-type="string">
            <text:p>

I am trapped in the storeroooooooom!
Please help meeeeeee!!</text:p>
          </table:table-cell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 office:value-type="string">
            <text:p>

Oooh... nobody is coming...</text:p>
          </table:table-cell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 office:value-type="string">
            <text:p>

I am sure that when the other nun is
finished with the hall...</text:p>
          </table:table-cell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 office:value-type="string">
            <text:p>

...She will come and find me, but...</text:p>
          </table:table-cell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 office:value-type="string">
            <text:p>

The hall is so spacious, it will surely be
a long time yet until it is done with...</text:p>
          </table:table-cell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 office:value-type="string">
            <text:p>

It is possible that I will be trapped in here
until evening...</text:p>
          </table:table-cell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 office:value-type="string">
            <text:p>

Ahhh... wh-whatever shall I do... *wriggle*
*wriggle*...</text:p>
          </table:table-cell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 office:value-type="string">
            <text:p>

I-In this situation, I cannot even use the
facilities...</text:p>
          </table:table-cell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 office:value-type="string">
            <text:p>

I-In fact, I have not visited the restroom
even once since I awoke this morning...!</text:p>
          </table:table-cell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 office:value-type="string">
            <text:p>

Ooooh... please... somebody... please find
me...!</text:p>
          </table:table-cell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 office:value-type="string">
            <text:p>

Aaaaaagh... D-Dear Lord... please grant me
mercy...!!</text:p>
          </table:table-cell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 office:value-type="string">
            <text:p>

I c-cannot... bear any more than this...!!</text:p>
          </table:table-cell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 office:value-type="string">
            <text:p>

I do not think... that I will be able to...
go without the restroom any longer!!</text:p>
          </table:table-cell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 office:value-type="string">
            <text:p>

I know it is a low and vulgar wish!!
B-But... I... I... ////</text:p>
          </table:table-cell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 office:value-type="string">
            <text:p>

Aaahhh... I want to go to the restroom... ////
Please let me go to the restroom!!</text:p>
          </table:table-cell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 office:value-type="string">
            <text:p>

Please... I beg of you...! Oooooohhh... /////</text:p>
          </table:table-cell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 office:value-type="string">
            <text:p>

N... o... I am... a-at my... limit...</text:p>
          </table:table-cell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 office:value-type="string">
            <text:p>

I have no choice... b-but to use this
bucket... ////</text:p>
          </table:table-cell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 office:value-type="string">
            <text:p>

Nghhhhh! O, Lord in heaven... p-please forgive
meeeee!!</text:p>
          </table:table-cell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 office:value-type="string">
            <text:p>

*fshhhhhhhhhhhhhhhhhhhhhhhhhhhhh*!!!
Ah, ah, ah!! It is so loud... ////</text:p>
          </table:table-cell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 office:value-type="string">
            <text:p>

No... I... how shameful... /////////
But... aaaaah... I am finally... peeing... ////</text:p>
          </table:table-cell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 office:value-type="string">
            <text:p>Bunny</text:p>
          </table:table-cell>
          <table:table-cell table:style-name="ce0"/>
          <table:table-cell table:style-name="ce0" office:value-type="string">
            <text:p>

Yaaaaaaaaaaaay!! Cheeeeeeeeeeeeers!!</text:p>
          </table:table-cell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 office:value-type="string">
            <text:p>

Let's cut loose, and drink like there's no
tomorrow!! As long as it's not on me, though!!</text:p>
          </table:table-cell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 office:value-type="string">
            <text:p>

Hey, hey, can you get me one of these??</text:p>
          </table:table-cell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 office:value-type="string">
            <text:p>

Huh? It's too alcoholic for me? Whaaaaaaaaa?
It's practically water!!</text:p>
          </table:table-cell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 office:value-type="string">
            <text:p>

Ah, you don't believe me〜? Okay, it's
decided〜!</text:p>
          </table:table-cell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 office:value-type="string">
            <text:p>

I'm a pretty strong drinker if I say so myself!
I can drink like a fish!!</text:p>
          </table:table-cell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 office:value-type="string">
            <text:p>

Lemme prove it—☆
You'd better not blink ♪</text:p>
          </table:table-cell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 office:value-type="string">
            <text:p>

Uhiii〜! See? See? I'm already four drinks in
and I've never felt better〜♪♪</text:p>
          </table:table-cell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 office:value-type="string">
            <text:p>

I've still got room to spare, and I don't even
need the toilet ☆! Yup! Be amazed〜!!</text:p>
          </table:table-cell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 office:value-type="string">
            <text:p>

Ah! Excuse meee! Another one, please〜!
*hic*!!</text:p>
          </table:table-cell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 office:value-type="string">
            <text:p>

Wawawa——! If it isn't more customers〜!!
Sit down, sit down〜!</text:p>
          </table:table-cell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 office:value-type="string">
            <text:p>

Let's live it uuuuuuuuup—!! Uheheh—!!</text:p>
          </table:table-cell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 office:value-type="string">
            <text:p>

*brrrr*! *cleeeeeeeeeench*!!</text:p>
          </table:table-cell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 office:value-type="string">
            <text:p>

Hafuuu... 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 office:value-type="string">
            <text:p>

...Eh? N-Nothing—!! Oh! Here comes my fifth—!!
Merci—!!</text:p>
          </table:table-cell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 office:value-type="string">
            <text:p>

All right, everybunny! Feast your eyes on the
bunny goddess of drinking〜〜!! Guiiiiiiiii!!</text:p>
          </table:table-cell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 office:value-type="string">
            <text:p>

(Pee, pee, pee, peeee!!)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 office:value-type="string">
            <text:p>

(I wanna peeeeeeeeeeeeee!!!!)</text:p>
          </table:table-cell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 office:value-type="string">
            <text:p>

(Ah, ah, aaaaaaahh!! No... I can't hold
it!! I'm gonna buuuurst!!)</text:p>
          </table:table-cell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 office:value-type="string">
            <text:p>

I-I-I-I'm, I'm, I'm, I'm sorry!!! I can't take
it, let me go peeeeeeeeee!!!!</text:p>
          </table:table-cell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 office:value-type="string">
            <text:p>

I'm gonna leak!! I held it way too loooong!!
I'm gonna leeeeeeeeeeeeeak!!!!</text:p>
          </table:table-cell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 office:value-type="string">
            <text:p>

Wait!! Someone's in theeere?!</text:p>
          </table:table-cell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 office:value-type="string">
            <text:p>

Aaaaaaaaaahn, h-hurry uuup!! I'm at my
limiiiiiiiiit!!!</text:p>
          </table:table-cell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 office:value-type="string">
            <text:p>

*knock* *knock* *knock* *knock*!!!</text:p>
          </table:table-cell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 office:value-type="string">
            <text:p>

Pleeeeeease!! It's gonna come ooout!! H-Hey!
I just need a second, l-let me iiiin!!</text:p>
          </table:table-cell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 office:value-type="string">
            <text:p>

*knock* *knock* *knock*... *knock* *knock*!</text:p>
          </table:table-cell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 office:value-type="string">
            <text:p>

I'm seriously at my limiiiit... ///// I-I-I...
I'm going to... pee myseeeeeeeelf...!!!</text:p>
          </table:table-cell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 office:value-type="string">
            <text:p>

Nooo... I-Ican't... hold iiiiiiiiit!!
Haaaaaaaaaaaaaaaaaaaahhhhhn!!!!</text:p>
          </table:table-cell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 office:value-type="string">
            <text:p>

Uweeeeeeeeeeeeeeeehhhhhn!!! I-I'm peeing
myseeeeeeeeeeeeelf! ////////////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 office:value-type="string">
            <text:p>

But I held it forever and eveeeeer...!!
Fuweeeeeeeeeeeehhhhn! //////</text:p>
          </table:table-cell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 office:value-type="string">
            <text:p>Merchant</text:p>
          </table:table-cell>
          <table:table-cell table:style-name="ce0"/>
          <table:table-cell table:style-name="ce0" office:value-type="string">
            <text:p>

Ho-ho. It's the the brand-new beverage
introduced by the Merchant Guild—.</text:p>
          </table:table-cell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 office:value-type="string">
            <text:p>

“Fight Drink”, huh—? I think I'll sneak in a sip
and see what it tastes like—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 office:value-type="string">
            <text:p>

*glug*...</text:p>
          </table:table-cell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 office:value-type="string">
            <text:p>

Woahhhhhh——! Th-This is...</text:p>
          </table:table-cell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 office:value-type="string">
            <text:p>

Tasty... I think...? It's got a strange sort of
flavor—.</text:p>
          </table:table-cell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 office:value-type="string">
            <text:p>

But, it kinda makes me want to taste a little
more...</text:p>
          </table:table-cell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 office:value-type="string">
            <text:p>

*gulp*... *gulp*... *gulp*... *gulp*...
Puhah!</text:p>
          </table:table-cell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 office:value-type="string">
            <text:p>

Mmmmm...! I could get used to this—! The
more I drink... the more addicted I get—!</text:p>
          </table:table-cell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 office:value-type="string">
            <text:p>

Another bottle! *gulp*... *gulp*... *gulp*...
*gulp*... *gulp*... *gulp*...!</text:p>
          </table:table-cell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 office:value-type="string">
            <text:p>

...Pufuu! That's the Merchant Guild R &amp; D
deparment for you... this'll sell like hotcakes!</text:p>
          </table:table-cell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 office:value-type="string">
            <text:p>

...Ah, a customer—? Please, please, browse
as much as you like—!</text:p>
          </table:table-cell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 office:value-type="string">
            <text:p>

Thank you for your patronage—!</text:p>
          </table:table-cell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 office:value-type="string">
            <text:p>

Next, please—!</text:p>
          </table:table-cell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 office:value-type="string">
            <text:p>

(There sure are a lot of customers today—.)</text:p>
          </table:table-cell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 office:value-type="string">
            <text:p>

(Oh, that's right, there was talk of some kind of
mysterious creature at Lake Oshir.)</text:p>
          </table:table-cell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 office:value-type="string">
            <text:p>

(Because of that, there are ten times as many
tourists as usual...)</text:p>
          </table:table-cell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 office:value-type="string">
            <text:p>

(Uwaaaah! I've never seen such a long line of
customers! Now this is good business—!)</text:p>
          </table:table-cell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 office:value-type="string">
            <text:p>

(I've been needing the bathroom for a while,
but that'll have to wait for now...)</text:p>
          </table:table-cell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 office:value-type="string">
            <text:p>

Ah, will you be buying that—? Thank you—!</text:p>
          </table:table-cell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 office:value-type="string">
            <text:p>

A-And here is your change! Please come
again—...!</text:p>
          </table:table-cell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 office:value-type="string">
            <text:p>

Hau... n-next... please—...</text:p>
          </table:table-cell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 office:value-type="string">
            <text:p>

(N-Not good... my bladder... it's inflating so
fast, it's like... hyperinflation!!)</text:p>
          </table:table-cell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 office:value-type="string">
            <text:p>

(That new Fight Drink...)</text:p>
          </table:table-cell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 office:value-type="string">
            <text:p>

(Looking closely, it has a label warning you
that it's a crazy strong diuretic—!)</text:p>
          </table:table-cell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 office:value-type="string">
            <text:p>

(Aahhhh... if I knew that, I wouldn't have had
two whole bottles to drink...!)</text:p>
          </table:table-cell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 office:value-type="string">
            <text:p>

(I wonder if I can hold it... until the line
of customers is gone...?)</text:p>
          </table:table-cell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 office:value-type="string">
            <text:p>

(No... even when it's gone, there are no
toilets nearby...)</text:p>
          </table:table-cell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 office:value-type="string">
            <text:p>

(And the castle town is quite a long way
awaaay!!)</text:p>
          </table:table-cell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 office:value-type="string">
            <text:p>

(Auuu, I just felt a really powerful...
wave...!!! Nghhhhhhhhhh!!)</text:p>
          </table:table-cell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 office:value-type="string">
            <text:p>

No... I-I can't... hold, it...!!
Hauuuuuuuuu!!!!</text:p>
          </table:table-cell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 office:value-type="string">
            <text:p>

Awawawawawah!! N-No!! D-Dear customers...
it's not what it looks like—!!</text:p>
          </table:table-cell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 office:value-type="string">
            <text:p>

Um...! This is, umm, well... closing time!
I'm cloooooooooooooooooosed——！ //////</text:p>
          </table:table-cell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 office:value-type="string">
            <text:p>Beguiled</text:p>
          </table:table-cell>
          <table:table-cell table:style-name="ce0"/>
          <table:table-cell table:style-name="ce0" office:value-type="string">
            <text:p>

The “dangerous tribe”, feared by all throughout
the village...</text:p>
          </table:table-cell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 office:value-type="string">
            <text:p>

If the writings left behind by our ancestors are
right, then they are called the “Jelly”.</text:p>
          </table:table-cell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 office:value-type="string">
            <text:p>

They're said to exist just through this
forest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 office:value-type="string">
            <text:p>

Wh-What should I do...? I came out here to
satisfy my curiosity, but I'm getting cold feet...</text:p>
          </table:table-cell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 office:value-type="string">
            <text:p>

...Ah! Just beyond the trees... I-I see something
like a house...!</text:p>
          </table:table-cell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 office:value-type="string">
            <text:p>

It couldn't be... th-the dangerous tribe...?!</text:p>
          </table:table-cell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 office:value-type="string">
            <text:p>

Kyaaaaaaaaaaaaaaaaaah—————!!
Jelly-chuwaaaaaaaaaaaaaaaaaaaan—————!!</text:p>
          </table:table-cell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 office:value-type="string">
            <text:p>

Aaaaaaaaaaaaahn, cuuuuuuute!! So cuuuuuute!!
Kyuuuuuuuuuuuuuuuuuuuuuuuuuuuute!!!!!</text:p>
          </table:table-cell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 office:value-type="string">
            <text:p>

From the name, I was expecting some kind of
beast, so what is thiiiiiiiiiiiis!!!</text:p>
          </table:table-cell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 office:value-type="string">
            <text:p>

They're so bouncy-bouncy and boingy-boingy,
and so adorable————————————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 office:value-type="string">
            <text:p>

Haah... haah... n-not good... if I get sucked
into their devilish cuteness...</text:p>
          </table:table-cell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 office:value-type="string">
            <text:p>

Even my bodily needs won't be able to set me
free, they're so cuuuuuuuute!!!!</text:p>
          </table:table-cell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 office:value-type="string">
            <text:p>

I-I have to go use the bathroom... at some
point soon... *wriggle* *wriggle*</text:p>
          </table:table-cell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 office:value-type="string">
            <text:p>

Jelly-chan “ho—??”</text:p>
          </table:table-cell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 office:value-type="string">
            <text:p>

Awwwwwwwwwwwwwww!!
I can't I can't I caaaaan't!!</text:p>
          </table:table-cell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 office:value-type="string">
            <text:p>

I can't leave these little guys even for a
secooooooooooooooooond!!!!</text:p>
          </table:table-cell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 office:value-type="string">
            <text:p>

Jelly-chuwaaaaaaaaaaaaaaaaaaaaaaan!!!</text:p>
          </table:table-cell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 office:value-type="string">
            <text:p>

Ah-ah-ah, I-I-I knew it... I really can't
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 office:value-type="string">
            <text:p>

Pee!! Pee!! Peeeeeee!!</text:p>
          </table:table-cell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 office:value-type="string">
            <text:p>

Sorry, Jelly-chan!! I-I'm about to pee
myseeeeeeeeeeeelf!!!!</text:p>
          </table:table-cell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 office:value-type="string">
            <text:p>

I'll just rush to the toilet and back!!
Wait for me!!! Hauuuuuuuu!!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 office:value-type="string">
            <text:p>

Bathroom... bathroom... b-bathroom!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 office:value-type="string">
            <text:p>

...H-Huh?</text:p>
          </table:table-cell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 office:value-type="string">
            <text:p>

This village...</text:p>
          </table:table-cell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 office:value-type="string">
            <text:p>

Doesn't have a single... toileeeeeet?!?!</text:p>
          </table:table-cell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 office:value-type="string">
            <text:p>

You're kidding, right?! Why?! Don't tell me
the Jelly-chan don't use the bathroom?!</text:p>
          </table:table-cell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 office:value-type="string">
            <text:p>

N-No way... I can't... take it...</text:p>
          </table:table-cell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 office:value-type="string">
            <text:p>

Hah!! I-I'll buy a portable toilet from the
store!!</text:p>
          </table:table-cell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 office:value-type="string">
            <text:p>

Excuse me!! O-One, please!! Keep the change!!!
H-Hurryyy!!</text:p>
          </table:table-cell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 office:value-type="string">
            <text:p>

Khuuuuu!! Behind the house, and...
open it up...!!!</text:p>
          </table:table-cell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 office:value-type="string">
            <text:p>

Please, let me make iiiiiiiiit!!!</text:p>
          </table:table-cell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 office:value-type="string">
            <text:p>

S... Saaaaaaaaaafe...!! I spilled a little, but
I totally made it———!!</text:p>
          </table:table-cell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 office:value-type="string">
            <text:p>

I was so lost in the Jelly-chan's charm that
I didn't realize... I was full to the brim.... ////</text:p>
          </table:table-cell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 office:value-type="string">
            <text:p>Lost</text:p>
          </table:table-cell>
          <table:table-cell table:style-name="ce0"/>
          <table:table-cell table:style-name="ce0" office:value-type="string">
            <text:p>

Oooooooooooooh〜〜! I only came to gather
firewood, but I'm completely looooooost〜!</text:p>
          </table:table-cell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 office:value-type="string">
            <text:p>

Why do I always have such a terrible sense of
direction... haah.</text:p>
          </table:table-cell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 office:value-type="string">
            <text:p>

Where's the road back to the
villaaaaaaaaaage〜〜?</text:p>
          </table:table-cell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 office:value-type="string">
            <text:p>

A-At this point, I just have to try walking in
one direction... haah.</text:p>
          </table:table-cell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 office:value-type="string">
            <text:p>

...Oh? Oh? Ohhhhh? I can see the exit to the
marsh over there!! Which means the road!!</text:p>
          </table:table-cell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 office:value-type="string">
            <text:p>

Thang goodneeeeeeeeezz〜! I'b
zaaaaaaaaaaaaabed!</text:p>
          </table:table-cell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 office:value-type="string">
            <text:p>

Uh, but... I can't get to the other side without
crossing the swamp... haah.</text:p>
          </table:table-cell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 office:value-type="string">
            <text:p>

If I go around, I'll get lost again...</text:p>
          </table:table-cell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 office:value-type="string">
            <text:p>

My legs are already a little muddy, so I'll
just try wading through the middle... haah.</text:p>
          </table:table-cell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 office:value-type="string">
            <text:p>

Gyaaaaaaaaaaaaaah〜〜!! The swamp is way
deeper than I thoooooooought〜〜〜!!!</text:p>
          </table:table-cell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 office:value-type="string">
            <text:p>

O-Oh no... my legs are sinking... I-I-I can't
move...?!?!</text:p>
          </table:table-cell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 office:value-type="string">
            <text:p>

No way... I can't believe I'm stuck fast
in a place like this... haah.</text:p>
          </table:table-cell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 office:value-type="string">
            <text:p>

What in the world am I supposed to do? Just
wait for someone to pass through here??</text:p>
          </table:table-cell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 office:value-type="string">
            <text:p>

Well, it's close to the road, so I'm sure
someone will pass by soon...</text:p>
          </table:table-cell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 office:value-type="string">
            <text:p>

Getting lost, only to get stuck in a swamp
right after is super uncool...</text:p>
          </table:table-cell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 office:value-type="string">
            <text:p>

And I've needed to go to the bathroom for
a while, now... haah.</text:p>
          </table:table-cell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 office:value-type="string">
            <text:p>

S-S-S-S-Someooooooooooooooooone〜〜〜!!
Is anyone theeeeeeeeeeeeeeeeeere〜〜〜?!</text:p>
          </table:table-cell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 office:value-type="string">
            <text:p>

Oooooooh〜〜!! I've waited here all this time,
and nobody... nobody's comiiiiiiiiiiing!!</text:p>
          </table:table-cell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 office:value-type="string">
            <text:p>

M-M-My bladder!! My poor bladder is gonna
pop like a balloooooooooon〜〜〜!!!</text:p>
          </table:table-cell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 office:value-type="string">
            <text:p>

At this rate, I'm gonna wet myseeeeeeelf〜〜!!
I'm gonna pee on myseeeeeeeeeeeelf〜〜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 office:value-type="string">
            <text:p>

Haah... haah... wh-wh-what should I do??
What should I do?!?!</text:p>
          </table:table-cell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 office:value-type="string">
            <text:p>

I can't hold it anymooooooooooore〜〜!!</text:p>
          </table:table-cell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 office:value-type="string">
            <text:p>

...Khhhh... i-if this is what it's come to...!!
I'll have to pull my panties down...</text:p>
          </table:table-cell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 office:value-type="string">
            <text:p>

And poke my butt out backwards... and
s-somehow try and pee... won't I??</text:p>
          </table:table-cell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 office:value-type="string">
            <text:p>

Ngyuuuuuu! I-I don't have any time left to
waste...</text:p>
          </table:table-cell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 office:value-type="string">
            <text:p>

Please, no one come... /////</text:p>
          </table:table-cell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 office:value-type="string">
            <text:p>

Hyuoooooh〜〜〜 ///// Peeing after holding
it for so long feels so goooooooooooood... ///</text:p>
          </table:table-cell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 office:value-type="string">
            <text:p>

...Eh? Eh? Ehhhhhhhh?! S-S-S-Someone's
comiiiiiiiiiiiiing〜〜〜?!?!?!</text:p>
          </table:table-cell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 office:value-type="string">
            <text:p>

Noooooooooooooooooooo〜〜〜〜! //////
Don't loooooooooooooooook〜〜〜! ///////</text:p>
          </table:table-cell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 office:value-type="string">
            <text:p>Scholar</text:p>
          </table:table-cell>
          <table:table-cell table:style-name="ce0"/>
          <table:table-cell table:style-name="ce0" office:value-type="string">
            <text:p>

Ah, yes, yes, I see.</text:p>
          </table:table-cell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 office:value-type="string">
            <text:p>

Stepping on this switch appears to open and
close the door. Intriguing.</text:p>
          </table:table-cell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 office:value-type="string">
            <text:p>

Mm? I wonder what the switch in this small
room does... Hi-yah! *step*</text:p>
          </table:table-cell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 office:value-type="string">
            <text:p>

*thud*!</text:p>
          </table:table-cell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 office:value-type="string">
            <text:p>

Ah-hah, it was a switch for the entrance.</text:p>
          </table:table-cell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 office:value-type="string">
            <text:p>

Therefore, the door can be controlled from the
inside and outside.</text:p>
          </table:table-cell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 office:value-type="string">
            <text:p>

Now then, let's take a look around the inside
of the room.</text:p>
          </table:table-cell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 office:value-type="string">
            <text:p>

...Nn, I'm starting to need use of the lavatory.
In fact, I haven't gone once since this morning.</text:p>
          </table:table-cell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 office:value-type="string">
            <text:p>

Let us temporarily suspend this investigation
for a short recess. *step*</text:p>
          </table:table-cell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 office:value-type="string">
            <text:p>

...Nn? How odd, the door isn't responding...</text:p>
          </table:table-cell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 office:value-type="string">
            <text:p>

Ohh, what do we have here... the switch is
stuck down!</text:p>
          </table:table-cell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 office:value-type="string">
            <text:p>

In that case, of course the switch wouldn't
operate no matter how much I step on it...</text:p>
          </table:table-cell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 office:value-type="string">
            <text:p>

Quite the conundrum. Is the switch broken on
the inside...?</text:p>
          </table:table-cell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 office:value-type="string">
            <text:p>

...No, that's... there's a fine sand clogging up
the edges of the switch...!</text:p>
          </table:table-cell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 office:value-type="string">
            <text:p>

The switch will be stuck until the sand is
removed. Oh dear, oh dear...</text:p>
          </table:table-cell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 office:value-type="string">
            <text:p>

Mgh... this won't do... I need to u-urinate...
whatever should I do...</text:p>
          </table:table-cell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 office:value-type="string">
            <text:p>

I-It's no use...! I've tried everything I can
think of, but the sand won't come out...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 office:value-type="string">
            <text:p>

Curses... th-this urge to urinate is unbearable...
I'm almost at the end of my rope...</text:p>
          </table:table-cell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 office:value-type="string">
            <text:p>

H-However... these are the Rūjī Ruins, a
storehouse of great historical value...</text:p>
          </table:table-cell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 office:value-type="string">
            <text:p>

To have an accident here would be...
u-unacceptable... khh...</text:p>
          </table:table-cell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 office:value-type="string">
            <text:p>

Worrying indeed... this is truly... quite the
quandary...</text:p>
          </table:table-cell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 office:value-type="string">
            <text:p>

At this rate, it's only a matter of time before
I urinate on myself...! 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 office:value-type="string">
            <text:p>

Anyway, I have to do whatever it takes to hold
it while I th-think of a way out...!</text:p>
          </table:table-cell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 office:value-type="string">
            <text:p>

Th-That's it! If someone were to active the
switch on the outside...!</text:p>
          </table:table-cell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 office:value-type="string">
            <text:p>

Heeeeeeeeeeeeeey, someone!! Is anyone
theeeeeeeeeeeeeeeeeeere?!!</text:p>
          </table:table-cell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 office:value-type="string">
            <text:p>

Heeeeeeeeeeeeeeeeeeey!!!!
Anyooooooooooooooooooooooooooooooone!!!!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 office:value-type="string">
            <text:p>

...N-No good... only a researcher like me would
ever be hanging around these ruins...</text:p>
          </table:table-cell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 office:value-type="string">
            <text:p>

Ooh... i-it's no use... I r-really can't... endure
it any longer... aah, ooh... khhhh...</text:p>
          </table:table-cell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 office:value-type="string">
            <text:p>

I-I'm going to leak... I'm going to leeeak... no...
it's no, good... ///////</text:p>
          </table:table-cell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 office:value-type="string">
            <text:p>

Khuuuuuuu... to think that I, of all people...
would u-urinate... in sacred ruins... oooh... ////</text:p>
          </table:table-cell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 office:value-type="string">
            <text:p>

*boooom*!!</text:p>
          </table:table-cell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 office:value-type="string">
            <text:p>

...Ngh?! Th-The switch has released?!</text:p>
          </table:table-cell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 office:value-type="string">
            <text:p>

Hah! It wasn't sand, but ceremonial salt that
was stuck inside!</text:p>
          </table:table-cell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 office:value-type="string">
            <text:p>

And it was melted by my urine...
Hmhmhm... interesting... hmhmhm... /////</text:p>
          </table:table-cell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 office:value-type="string">
            <text:p>Sightseer</text:p>
          </table:table-cell>
          <table:table-cell table:style-name="ce0"/>
          <table:table-cell table:style-name="ce0" office:value-type="string">
            <text:p>

Hey, hey, let's do that “Pee-holding Challenge”
we were talking about earlier!</text:p>
          </table:table-cell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 office:value-type="string">
            <text:p>

We both gotta drink the same amount of water
before we start our Westlands tour today.</text:p>
          </table:table-cell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 office:value-type="string">
            <text:p>

Then, it's a contest to see who can go the
longest without a toilet break! Well? Well?</text:p>
          </table:table-cell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 office:value-type="string">
            <text:p>

Yaaaay, now we're talkin'! 'Kay, does this much
water look good to you?</text:p>
          </table:table-cell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 office:value-type="string">
            <text:p>

Huh, this is a lot? Go big or go home, I say!
Aaall right, ready, set, GO!!</text:p>
          </table:table-cell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 office:value-type="string">
            <text:p>

Nn... we've made it to Ento village. I'm pretty
sure there're toilets around here.</text:p>
          </table:table-cell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 office:value-type="string">
            <text:p>

I-I'm still good, though. Totally... fine...
Totally... *fidget*</text:p>
          </table:table-cell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 office:value-type="string">
            <text:p>

You're lookin' pretty well yourself...</text:p>
          </table:table-cell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 office:value-type="string">
            <text:p>

Although, it's super obvious how you're grabbin'
yourself under that bag, ya know? Uheheh...</text:p>
          </table:table-cell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 office:value-type="string">
            <text:p>

Hey, ya really gonna skip this one? Ya might
run outta time if you don't hurry? *wiggle*...</text:p>
          </table:table-cell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 office:value-type="string">
            <text:p>

Heeey, just imagine... openin' the bathroom
dooor... droppin' your pantiiies...</text:p>
          </table:table-cell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 office:value-type="string">
            <text:p>

Lettin aaall of the pee rush outta your
swollen bladder... and into the toilet〜...</text:p>
          </table:table-cell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 office:value-type="string">
            <text:p>

Fssssshhhhhhhhh———— ♪ Haaaaaaaahhh〜〜
So goooooooood〜〜〜 ♪</text:p>
          </table:table-cell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 office:value-type="string">
            <text:p>

Oh! Can't hold it anymore, huh? You're goin' to
the bathroom? Yaaaaaaay, score one for meee!</text:p>
          </table:table-cell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 office:value-type="string">
            <text:p>

Uheheh, she sure ran off in a hurry. Musta been
at the end of her rope...</text:p>
          </table:table-cell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 office:value-type="string">
            <text:p>

To be honest, it's pretty bad for me, too, but I'd
look pretty lame rushin' to the bathroom now...</text:p>
          </table:table-cell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 office:value-type="string">
            <text:p>

I'd better hold it 'til the next toilet stop...</text:p>
          </table:table-cell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 office:value-type="string">
            <text:p>

Uh... ah... h-hey... h-how long 'til the next
r-rest stop, again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 office:value-type="string">
            <text:p>

Yeah... uhh... I-I... can't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 office:value-type="string">
            <text:p>

Not good... what do I... I-I'm gonna pee myself...
...I can't... hold it anymooore...!!</text:p>
          </table:table-cell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 office:value-type="string">
            <text:p>

F-Fifteen more minutes...?! N-No way... there's
no way I can wait that looong...!!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 office:value-type="string">
            <text:p>

Ooooooh... I should'a used the bathroom when
I had the chance... I'm such an... idioooot... /////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 office:value-type="string">
            <text:p>

It's gonna come out... oh, man... it's gonna, it's
gonna... n-no... this is bad... I can't...!!</text:p>
          </table:table-cell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 office:value-type="string">
            <text:p>

Sorry, I-I... can't... hold... i... t...</text:p>
          </table:table-cell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 office:value-type="string">
            <text:p>

Fuweeeeeeeeehn... *sob*... /////// No way....
It's all... it's all coming ooout...</text:p>
          </table:table-cell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 office:value-type="string">
            <text:p>

Uwaaaaaaaaaaahhnn! Stop, alreadyyy!! This is
so embarrassiiiiiiiiiiiiiing! ///////////</text:p>
          </table:table-cell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 office:value-type="string">
            <text:p>Envy</text:p>
          </table:table-cell>
          <table:table-cell table:style-name="ce0"/>
          <table:table-cell table:style-name="ce0" office:value-type="string">
            <text:p>

E〜N〜V〜Y〜...</text:p>
          </table:table-cell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 office:value-type="string">
            <text:p>

...is going to curse...
eeeeeeeeeeeeeeveryone〜...</text:p>
          </table:table-cell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 office:value-type="string">
            <text:p>

...Phew.</text:p>
          </table:table-cell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 office:value-type="string">
            <text:p>

Although, I don't actually have any cursing
power...</text:p>
          </table:table-cell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 office:value-type="string">
            <text:p>

It would help so much if I could really curse my
opponents...</text:p>
          </table:table-cell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 office:value-type="string">
            <text:p>

Speaking of which, I'm pretty sure that
whenever Ritualist-san is casting a hex...</text:p>
          </table:table-cell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 office:value-type="string">
            <text:p>

They're always muttering some kind of
incantation...</text:p>
          </table:table-cell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 office:value-type="string">
            <text:p>

It was something like... *mumble* *mumble*
*mumble*...</text:p>
          </table:table-cell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 office:value-type="string">
            <text:p>

...Wasn't it? Hmmmm...</text:p>
          </table:table-cell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 office:value-type="string">
            <text:p>

Well, it'd be too good to be true if I could cast
curses just by chanting the words... haaah.</text:p>
          </table:table-cell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 office:value-type="string">
            <text:p>

Just gotta go to the bathroom—</text:p>
          </table:table-cell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 office:value-type="string">
            <text:p>

O-Oh? My Alter Spirit is stuck between my
legs...</text:p>
          </table:table-cell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 office:value-type="string">
            <text:p>

It...it won't come off...! Wh-Why...?</text:p>
          </table:table-cell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 office:value-type="string">
            <text:p>

It's almost as if some kind of power is holding
it tightly to my crotch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 office:value-type="string">
            <text:p>

...Ack! Don't tell me this is the effect of my
incantation earlier...?!</text:p>
          </table:table-cell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 office:value-type="string">
            <text:p>

I-It's true that being unable to remove one's
clothes is a typical symptom of curses, but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 office:value-type="string">
            <text:p>

Ooh... I can't believe Spirit-san is stuck
between my legs like this... wh-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 office:value-type="string">
            <text:p>

For now, I should find Ritualist-san so we can
brainstorm a way to undo the curse..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 office:value-type="string">
            <text:p>

Haah... haah... R-Ritualist-saaaan...!!
Where... where are youuuuuuuuuu...?!!</text:p>
          </table:table-cell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 office:value-type="string">
            <text:p>

Wh-Why now, of all times... can't I find
Ritualist-san...!</text:p>
          </table:table-cell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 office:value-type="string">
            <text:p>

Ah-aaah... I've been holding my pee forever...
at this rate, I... oooooohh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 office:value-type="string">
            <text:p>

Anyway, before I lose control, I have to look for
Ritualist-san like my life depends on it...!!</text:p>
          </table:table-cell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 office:value-type="string">
            <text:p>

*glance* *glance*...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 office:value-type="string">
            <text:p>

N-No... I can't... find them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 office:value-type="string">
            <text:p>

I'm really... going to... w-wet, myself... unh...!!</text:p>
          </table:table-cell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 office:value-type="string">
            <text:p>

Aaaagh! I can't take it anymooore!! Please,
Spirit-san! Leave my crotch aloooone!!</text:p>
          </table:table-cell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 office:value-type="string">
            <text:p>

My pee is going to come out!! I really can't...
not for another... second... aaahh... uh...</text:p>
          </table:table-cell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 office:value-type="string">
            <text:p>

Any longer, and... I won't... I caaan't...!!
No... I'm... going... t, too...!!</text:p>
          </table:table-cell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 office:value-type="string">
            <text:p>

Ahiiiiiiiiiiiiihhhh! My pee is spurting out of
the gaps... nooooooooooooo!!!</text:p>
          </table:table-cell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 office:value-type="string">
            <text:p>

Ah!!! R-Ritualist-san?!?! P-Please... please
help meeeeeeeee! /////////</text:p>
          </table:table-cell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 office:value-type="string">
            <text:p>Kappa Girl</text:p>
          </table:table-cell>
          <table:table-cell table:style-name="ce0"/>
          <table:table-cell table:style-name="ce0" office:value-type="string">
            <text:p>

No good! This measly power a' mine ain't gonna
cut it in battle!</text:p>
          </table:table-cell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 office:value-type="string">
            <text:p>

I've gotta get way, way stronger, enough to rule
over all the demons!</text:p>
          </table:table-cell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 office:value-type="string">
            <text:p>

I wanna become a gen-u-ine legend all across
the demon world!!</text:p>
          </table:table-cell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 office:value-type="string">
            <text:p>

But how'n tarnation am I gonna get stronger...</text:p>
          </table:table-cell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 office:value-type="string">
            <text:p>

Ain't there any pay-to-win items I can buy?
That way I could skip all the grindin'...</text:p>
          </table:table-cell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 office:value-type="string">
            <text:p>

Pff, what am I, a super-rare card———?!!
*ba-dum tshhhhh*!</text:p>
          </table:table-cell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 office:value-type="string">
            <text:p>

Ah! I got it!! I'm a Kappa, ain't I?</text:p>
          </table:table-cell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 office:value-type="string">
            <text:p>

I heard that Kappas get all weak 'n flimsy if they
dry up!!</text:p>
          </table:table-cell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 office:value-type="string">
            <text:p>

Then that means we get real mighty if we take
in lots a' water, right?! Dunno, beats me!!</text:p>
          </table:table-cell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 office:value-type="string">
            <text:p>

Welp, only one way to find out!! Time to drink
up like there's no tomorrow———!!!</text:p>
          </table:table-cell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 office:value-type="string">
            <text:p>

H-How's that...! Betcha ain't never seen
someone down that much water before...!</text:p>
          </table:table-cell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 office:value-type="string">
            <text:p>

With that, my power level's gonna explode...</text:p>
          </table:table-cell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 office:value-type="string">
            <text:p>

...Aaaany minute now...</text:p>
          </table:table-cell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 office:value-type="string">
            <text:p>

Figures—. No way it'd go that smoothly...</text:p>
          </table:table-cell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 office:value-type="string">
            <text:p>

Guess I just gotta get stronger the old
fashioned way—...</text:p>
          </table:table-cell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 office:value-type="string">
            <text:p>

Haaaa.... my tummy's all big n' bouncy—...</text:p>
          </table:table-cell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 office:value-type="string">
            <text:p>

Oh, heck...! I just realized I've gotta pee like
a racehorse!!</text:p>
          </table:table-cell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 office:value-type="string">
            <text:p>

I mean, I did drink a gallon a' water like one!!
Jackass!!</text:p>
          </table:table-cell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 office:value-type="string">
            <text:p>

Uhhh, I'm pretty sure there was a latrine
somewhere 'round here...</text:p>
          </table:table-cell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 office:value-type="string">
            <text:p>

Huh? Where in Sam Hill am I...?! Huuuh?!</text:p>
          </table:table-cell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 office:value-type="string">
            <text:p>

By George, I'm loooooooooost!! Which way do I
go?!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 office:value-type="string">
            <text:p>

Aaaaaah... at this rate, I'm gonna spring a
leak!! What do I do?!</text:p>
          </table:table-cell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 office:value-type="string">
            <text:p>

Oooh, should I find somewhere 'round here to
hide...?</text:p>
          </table:table-cell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 office:value-type="string">
            <text:p>

L-Like heck!! I might be a demon, but I've
still got my pride as a lady... /////</text:p>
          </table:table-cell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 office:value-type="string">
            <text:p>

Girls can't just squat down wherever they like
to take a pee... it's embarrasin'... ////</text:p>
          </table:table-cell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 office:value-type="string">
            <text:p>

Aaah, b-but... I can't take this no more...!
Bathroom... bathroom...!!</text:p>
          </table:table-cell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 office:value-type="string">
            <text:p>

Where's the bathroom?! I-I'm gonna leak...
It's gonna c— a-agh!!</text:p>
          </table:table-cell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 office:value-type="string">
            <text:p>

A... Aw, heck... nooooo...!!! Aahhh!</text:p>
          </table:table-cell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 office:value-type="string">
            <text:p>

I-It ain't stoppin' one bit... /////
Just how much did I have stored up in there...?</text:p>
          </table:table-cell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 office:value-type="string">
            <text:p>

Ahh, gosh... this feels kinda amazin'...
I'm a real bad girl... ////////</text:p>
          </table:table-cell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 office:value-type="string">
            <text:p>Shinobi</text:p>
          </table:table-cell>
          <table:table-cell table:style-name="ce0"/>
          <table:table-cell table:style-name="ce0" office:value-type="string">
            <text:p>

(This appears to be an especially old
P-Memory.)</text:p>
          </table:table-cell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 office:value-type="string">
            <text:p>

...I have successfully infiltrated the enemy's
estate.</text:p>
          </table:table-cell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 office:value-type="string">
            <text:p>

I will henceforth be retrieving the secret
blueprints for the legendary sword, Miyabi.</text:p>
          </table:table-cell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 office:value-type="string">
            <text:p>

First step is to locate the forge within the
premises.</text:p>
          </table:table-cell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 office:value-type="string">
            <text:p>

*tiptoe* *tiptoe*...</text:p>
          </table:table-cell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 office:value-type="string">
            <text:p>

Mm? Is this the... meeting room?</text:p>
          </table:table-cell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 office:value-type="string">
            <text:p>

I may hear something related to smithing here.
Let's try hiding above the ceiling.</text:p>
          </table:table-cell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 office:value-type="string">
            <text:p>

...Hmmm.</text:p>
          </table:table-cell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 office:value-type="string">
            <text:p>

I have waited up here for half a day, yet there
has not been a single meeting.</text:p>
          </table:table-cell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 office:value-type="string">
            <text:p>

Could this be an unused room?</text:p>
          </table:table-cell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 office:value-type="string">
            <text:p>

At any rate, I need to go to the courtyard and
make water, or my belly might burst...</text:p>
          </table:table-cell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 office:value-type="string">
            <text:p>

*tap* *tap* *tap*</text:p>
          </table:table-cell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 office:value-type="string">
            <text:p>

...Mgh?! Someone is coming! Not just someone,
but a whole crowd of people...!</text:p>
          </table:table-cell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 office:value-type="string">
            <text:p>

This will not do; back to the ceiling...</text:p>
          </table:table-cell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 office:value-type="string">
            <text:p>

Kh! It is warped from overuse?! I-It will not
open...!</text:p>
          </table:table-cell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 office:value-type="string">
            <text:p>

I have no choice but to hide in the cask in the
corner of the room...!</text:p>
          </table:table-cell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 office:value-type="string">
            <text:p>

...Good, I can hear the meeting from in here.</text:p>
          </table:table-cell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 office:value-type="string">
            <text:p>

...Kh...! Wh-When will this accursed congregation
end...!</text:p>
          </table:table-cell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 office:value-type="string">
            <text:p>

They speak of such nonsense as the water of
the sacred mountain and the feelings of sheep...</text:p>
          </table:table-cell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 office:value-type="string">
            <text:p>

Drat... my... my urine is about to leak...!!</text:p>
          </table:table-cell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 office:value-type="string">
            <text:p>

As a Shinobi, I certainly underwent training to
hold my urine within enemy territory, and yet...</text:p>
          </table:table-cell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 office:value-type="string">
            <text:p>

This is... this is utterly... unbearable...!!
Haah... haah...</text:p>
          </table:table-cell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 office:value-type="string">
            <text:p>

Aaaagh... I am going to leak... I am begging you,
please let this meeting end!!</text:p>
          </table:table-cell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 office:value-type="string">
            <text:p>

I... I am at my... limit...! Aaaagh...
Aaaaaaaaah...!! I-It is... no... good...</text:p>
          </table:table-cell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 office:value-type="string">
            <text:p>

Kuuuuuuuuu!!! No... I-It will not stop...!!!
Aaaaaaah!!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 office:value-type="string">
            <text:p>

This is bad... th-they are sure to find me...
I am... surely... done for...</text:p>
          </table:table-cell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 office:value-type="string">
            <text:p>

(It appears she managed to escape undetected
as soon as the meeting was over.)</text:p>
          </table:table-cell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 office:value-type="string">
            <text:p>Bath</text:p>
          </table:table-cell>
          <table:table-cell table:style-name="ce0"/>
          <table:table-cell table:style-name="ce0" office:value-type="string">
            <text:p>

Fuwaaah... I love a nice, hot bath...</text:p>
          </table:table-cell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 office:value-type="string">
            <text:p>

I like staying in my room and reading all day,
but a hot springs visit is nice too, sometimes.</text:p>
          </table:table-cell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 office:value-type="string">
            <text:p>

The Secret Springs, in the middle of a winter
wonderland... it's like a dreeeam...</text:p>
          </table:table-cell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 office:value-type="string">
            <text:p>

I'm starting to feel... fuwaaaah... sort of...
sleepy...</text:p>
          </table:table-cell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 office:value-type="string">
            <text:p>

...Haaah...</text:p>
          </table:table-cell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 office:value-type="string">
            <text:p>

Hawawawa... when did I become the only person
in the tub...?</text:p>
          </table:table-cell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 office:value-type="string">
            <text:p>

It's probably time I got out...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 office:value-type="string">
            <text:p>

...H-Huh? Huuuuh??</text:p>
          </table:table-cell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 office:value-type="string">
            <text:p>

I'm sure I undressed here in the changing room,
but where are my clothes...?</text:p>
          </table:table-cell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 office:value-type="string">
            <text:p>

Th-They've completely disappeared...?!</text:p>
          </table:table-cell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 office:value-type="string">
            <text:p>

Don't tell me... a thief??!</text:p>
          </table:table-cell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 office:value-type="string">
            <text:p>

Hawawa... what do I do... what do I do...</text:p>
          </table:table-cell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 office:value-type="string">
            <text:p>

I don't want to have to go outside in my
birthday suit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 office:value-type="string">
            <text:p>

Oooh... and I need to use the toilet, toooo...
Ooh...</text:p>
          </table:table-cell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 office:value-type="string">
            <text:p>

F-For now, let's just get back in the bath...
It's so cold I might freeze solid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 office:value-type="string">
            <text:p>

Wh-What am I going to do... there's no one I can
call for help... hauuuuu...</text:p>
          </table:table-cell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 office:value-type="string">
            <text:p>

Thanks to all that water I drank before I got in
the bath... m-my bladder is...</text:p>
          </table:table-cell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 office:value-type="string">
            <text:p>

It's so swollen... it might just... explode...!!</text:p>
          </table:table-cell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 office:value-type="string">
            <text:p>

Bathroom... I want to go to the bathroom... but...
I just can't go out in the nude... like this... /////</text:p>
          </table:table-cell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 office:value-type="string">
            <text:p>

H-Hold it... until someone comes... hold it...
Hold it... hauuuuu... hold... iiiit...</text:p>
          </table:table-cell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 office:value-type="string">
            <text:p>

Fuweeeeeeeeeeehhhh!! I-I can't hold it after
aaaaaaaall!!!</text:p>
          </table:table-cell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 office:value-type="string">
            <text:p>

Please forgive me, Mrs. Owner... please let me...
u-use the siiiiiiiiide!!</text:p>
          </table:table-cell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 office:value-type="string">
            <text:p>

...Aaaah... i-incredible... force... This is how
badly I had to go... ///</text:p>
          </table:table-cell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 office:value-type="string">
            <text:p>

Hauuuuu... please... d-don't let anybody come in
noooow... /////</text:p>
          </table:table-cell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 office:value-type="string">
            <text:p>Pareo</text:p>
          </table:table-cell>
          <table:table-cell table:style-name="ce0"/>
          <table:table-cell table:style-name="ce0" office:value-type="string">
            <text:p>

Long time, no see, seaaaaaaaaaaaaaaaaa!!</text:p>
          </table:table-cell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 office:value-type="string">
            <text:p>

I'm gonna play watermelon-splitting, volleyball,
and make sandcastles! I can't wait———!</text:p>
          </table:table-cell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 office:value-type="string">
            <text:p>

...I'm all alone, though.</text:p>
          </table:table-cell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 office:value-type="string">
            <text:p>

So what? I can do more of what I want this way.</text:p>
          </table:table-cell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 office:value-type="string">
            <text:p>

Anyway, I'm gonna have so much fun!! Just
watch me, normies!! Heheh———!!!</text:p>
          </table:table-cell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 office:value-type="string">
            <text:p>

Oooh... maybe I shouldn't have eaten the whole
watermelon all by myself, after all...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 office:value-type="string">
            <text:p>

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 office:value-type="string">
            <text:p>

...Uwagh! There's a huge line at the girls'
toilets!!</text:p>
          </table:table-cell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 office:value-type="string">
            <text:p>

A-And what's more... they're all... rockin' two
plump watermelons of their own...!!</text:p>
          </table:table-cell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 office:value-type="string">
            <text:p>

Mine'll look like tangerines next to those!!
Like a pair of damn apples!</text:p>
          </table:table-cell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 office:value-type="string">
            <text:p>

Shit!! As if I'm gonna let them make a fool out
of me!!! Screw this!!</text:p>
          </table:table-cell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 office:value-type="string">
            <text:p>

I'll hold it 'til I get home!!!</text:p>
          </table:table-cell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 office:value-type="string">
            <text:p>

N-No good... I can't do this... It's gonna come
out...!!!</text:p>
          </table:table-cell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 office:value-type="string">
            <text:p>

What the hell!! Stupid watermelons!!
Ya dumb pairs of watermelons!!!</text:p>
          </table:table-cell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 office:value-type="string">
            <text:p>

Ghh... th-this is really... bad... seriously...
I'm seriously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 office:value-type="string">
            <text:p>

What am I gonna do... if I lined up now...
it'd be too late... /////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 office:value-type="string">
            <text:p>

At this point, I've gotta... find somewhere out
the way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 office:value-type="string">
            <text:p>

Oooh... somewhere... anywhere...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 office:value-type="string">
            <text:p>

...Ah-hah! “No Entry: Magma Eruption Zone”...!!!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 office:value-type="string">
            <text:p>

N-N-Nobody'd come to a place like this...!!</text:p>
          </table:table-cell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 office:value-type="string">
            <text:p>

Uwaaah! It's coming out!! It's comin', it's
comin' it's comiiiiin'!!</text:p>
          </table:table-cell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 office:value-type="string">
            <text:p>

Hafuuuu... ////// Aaaaah〜〜... that was so
clooose...</text:p>
          </table:table-cell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 office:value-type="string">
            <text:p>

Haaaah... feels like heaveeen〜〜〜♪ ////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 office:value-type="string">
            <text:p>Mirara</text:p>
          </table:table-cell>
          <table:table-cell table:style-name="ce0"/>
          <table:table-cell table:style-name="ce0" office:value-type="string">
            <text:p>

Everybody———!! Thanks for waiting——!</text:p>
          </table:table-cell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 office:value-type="string">
            <text:p>

It's everyone's favorite Bandage ☆ Idol!
Mirara-chan————!!!</text:p>
          </table:table-cell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 office:value-type="string">
            <text:p>

Fans “Uwoooooooooooooooohhh!!!!”</text:p>
          </table:table-cell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 office:value-type="string">
            <text:p>

Fans “Mi—ra—ra—chaaan————!!!!”</text:p>
          </table:table-cell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 office:value-type="string">
            <text:p>

Yaaaaay! Thanks, everyone———!! I'm gonna sing
and dance 'til I drop, just for you——!☆</text:p>
          </table:table-cell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 office:value-type="string">
            <text:p>

First up, it's something you know well, it's
Mirara-chan's debut single—!!</text:p>
          </table:table-cell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 office:value-type="string">
            <text:p>

“Tricked by the Triage————”!!</text:p>
          </table:table-cell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 office:value-type="string">
            <text:p>

Yaaaaaaaaaaay!! How did everyone find that
one————??</text:p>
          </table:table-cell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 office:value-type="string">
            <text:p>

Fans “Yeaaaaaaaaaaaaaaaaaaahhhhhhhhh!!!”</text:p>
          </table:table-cell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 office:value-type="string">
            <text:p>

Woooooo! Everyone's aaall fired up〜!!
Mirara-chan's so happy———☆</text:p>
          </table:table-cell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 office:value-type="string">
            <text:p>

(H-Huh—? That's weird〜...)</text:p>
          </table:table-cell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I need to go pee all of a sudden...)</text:p>
          </table:table-cell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 office:value-type="string">
            <text:p>

(What's going on? I made sure to go to the
bathroom before I came on, and everything...)</text:p>
          </table:table-cell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 office:value-type="string">
            <text:p>

(Oh, well. The concert only just started, and
I'm sure I can hold it 'til the break.)</text:p>
          </table:table-cell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 office:value-type="string">
            <text:p>

Aaaall right————!! I know it's only the second
song, but how about a new song?? Weeell—???</text:p>
          </table:table-cell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 office:value-type="string">
            <text:p>

Fans “We want it————!! New song! New song!
New song!! New song!!!”</text:p>
          </table:table-cell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 office:value-type="string">
            <text:p>

Geez, you're all so greedy! ☆
Oh, fine, since you asked so nicely...</text:p>
          </table:table-cell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 office:value-type="string">
            <text:p>

It's “Doki Doki ☆ Arrythmia”!!!!
Start the music!!!</text:p>
          </table:table-cell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 office:value-type="string">
            <text:p>

...Munyaa... huuuh? Lighting-san, why'd the
stage go all dark...?</text:p>
          </table:table-cell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 office:value-type="string">
            <text:p>

...Agh!! I-It was just a dreaaaaam!!!</text:p>
          </table:table-cell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 office:value-type="string">
            <text:p>

And I have to pee!! I'm really, really bursting to
peeee!!!!</text:p>
          </table:table-cell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 office:value-type="string">
            <text:p>

Awawah, no, I'm gonna wet my bandages... /////</text:p>
          </table:table-cell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 office:value-type="string">
            <text:p>

Hnnnnnnnnnngh!! Th-The lid on my coffin won't
opeeeeen!!!!</text:p>
          </table:table-cell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 office:value-type="string">
            <text:p>

I slept for three years, so the hinges are all
rusty!</text:p>
          </table:table-cell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 office:value-type="string">
            <text:p>

Khhhh, pee, pee, pee... I-I can't... hold it
anymore... fuweeeehhh... /////</text:p>
          </table:table-cell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 office:value-type="string">
            <text:p>

I-I'm... pee... iiiiiiiiiing...!!
Ah, ah, ah...</text:p>
          </table:table-cell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 office:value-type="string">
            <text:p>

Auuuuuu... And Mirara-chan's supposed to be an
idol, tooo...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 office:value-type="string">
            <text:p>

I'm sorry, everyone... I'm sorry...
Auuuuuuu... ///////</text:p>
          </table:table-cell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 office:value-type="string">
            <text:p>Ojou/Otenba</text:p>
          </table:table-cell>
          <table:table-cell table:style-name="ce0"/>
          <table:table-cell table:style-name="ce0" office:value-type="string">
            <text:p>

Pheeew... nothing beats a good iced coffee
while enjoying the cool breeze atop a tree.</text:p>
          </table:table-cell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 office:value-type="string">
            <text:p>

I'll need to bring a masseur and a harpist up
here, and then it it'll be perfect...</text:p>
          </table:table-cell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 office:value-type="string">
            <text:p>

Oh, dear. Then it would be no different to being
back at the mansion!</text:p>
          </table:table-cell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 office:value-type="string">
            <text:p>

I crept out of my cramped room just to get
away from that lifestyle.</text:p>
          </table:table-cell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 office:value-type="string">
            <text:p>

While I'm up here, rich-person thoughts are
utterly off-limits.</text:p>
          </table:table-cell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 office:value-type="string">
            <text:p>

...Now, then, I am starting to need the use of
a lavatory. 'Tis about time I got down—</text:p>
          </table:table-cell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 office:value-type="string">
            <text:p>

Ah, I slipped— I'm falling...!</text:p>
          </table:table-cell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 office:value-type="string">
            <text:p>

*rustle* *rustle* *rustle*!!
*streeeeetch*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 office:value-type="string">
            <text:p>

Haah... haah...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 office:value-type="string">
            <text:p>

Were it not for this ivy, I would've landed
squarely on my head... phew...</text:p>
          </table:table-cell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 office:value-type="string">
            <text:p>

I simply must be more careful while I'm up
there. I shan't let my guard down again.</text:p>
          </table:table-cell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 office:value-type="string">
            <text:p>

...Ngh! Eiii! ...O-Oh...?</text:p>
          </table:table-cell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 office:value-type="string">
            <text:p>

Th-This ivy... it has a hold of my legs...
Nnnngh! Aaagh! ...Hnn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 office:value-type="string">
            <text:p>

Haah... haah... the weight of my body is only
tightening its grip... i-it won't come undone!</text:p>
          </table:table-cell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 office:value-type="string">
            <text:p>

Ooh... this is quite a bind...</text:p>
          </table:table-cell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 office:value-type="string">
            <text:p>

Do I have no choice but to wait here for the
next passerby...?</text:p>
          </table:table-cell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 office:value-type="string">
            <text:p>

*...brrrrr*</text:p>
          </table:table-cell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 office:value-type="string">
            <text:p>

Th-This won't do... I may have had a dash too
much iced coffee to drink...</text:p>
          </table:table-cell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 office:value-type="string">
            <text:p>

All of a sudden, I... n-need to go... much more
urgently... hauu...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 office:value-type="string">
            <text:p>

...S-Someone... please save me...!</text:p>
          </table:table-cell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 office:value-type="string">
            <text:p>

I-I cannot... hold... hold it... anymore...!!</text:p>
          </table:table-cell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 office:value-type="string">
            <text:p>

Hauuu... if I had an accident... in this position,
I-I would get covered in... hauuuuuuuuu... /////</text:p>
          </table:table-cell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 office:value-type="string">
            <text:p>

U-Umm!! Excuse meeeeeeeeeee!!!
Someooooooooone!!! A-Anyone!!</text:p>
          </table:table-cell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 office:value-type="string">
            <text:p>

Help me!! I beg of you!!! I-I-I am about to go
to the restroom... a-all over...</text:p>
          </table:table-cell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 office:value-type="string">
            <text:p>

All over myseeeeeeeeeeeelf!!!
Someone... oooooh, no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 office:value-type="string">
            <text:p>

I truly... cannot... I cannot... hauuuuuu...</text:p>
          </table:table-cell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 office:value-type="string">
            <text:p>

B... B... Bear it... any, lon... ge...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 office:value-type="string">
            <text:p>

Hauuuuuuuuuuuuu〜〜〜... /////////
M-My clothes are... soaked with pee... hauuuu!!</text:p>
          </table:table-cell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 office:value-type="string">
            <text:p>

...Kyah?! I-It's getting on my face?!! N-Noooo!!
Someone! Someone, please help meeee!!</text:p>
          </table:table-cell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 office:value-type="string">
            <text:p>

(After this, her papa came looking for her and
rescued her from the ivy.)</text:p>
          </table:table-cell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 office:value-type="string">
            <text:p>Dancer</text:p>
          </table:table-cell>
          <table:table-cell table:style-name="ce0"/>
          <table:table-cell table:style-name="ce0" office:value-type="string">
            <text:p>

Uwaaaah!! It's weirdly busy in here today!!</text:p>
          </table:table-cell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 office:value-type="string">
            <text:p>

Huh, huh? There's gonna be a meteor shower
in the desert tonight?! Wooooah! I wanna see—!</text:p>
          </table:table-cell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 office:value-type="string">
            <text:p>

Well, until then, let's live it up!</text:p>
          </table:table-cell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 office:value-type="string">
            <text:p>

Ufu! Since I'm in such a great mood, maybe I'll
throw in a lewd little dance for you! ♪</text:p>
          </table:table-cell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 office:value-type="string">
            <text:p>

Buy me a drink, and might show you somethin' a
little more risqué... just kidding! ♪</text:p>
          </table:table-cell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 office:value-type="string">
            <text:p>

Huh? You wanna get me an apple cider?! Yaaay!
Too bad, I'm underage! ♪ Eheheh ♪</text:p>
          </table:table-cell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 office:value-type="string">
            <text:p>

Apple juice?! Wahooo! Thanks a bunch!! I'll
take you up on that—!</text:p>
          </table:table-cell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 office:value-type="string">
            <text:p>

Wawawaaah! That little joke earlier turned into a
big rumor... th-the place is packed with guys...!!</text:p>
          </table:table-cell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 office:value-type="string">
            <text:p>

This is my chance to make it big!! Gotta do my
best and dance like my life depends on it〜! ♪</text:p>
          </table:table-cell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 office:value-type="string">
            <text:p>

(I've wanted to take a little break for a while
now, but it doesn't seem like the time...)</text:p>
          </table:table-cell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 office:value-type="string">
            <text:p>

(I have to work hard 'til the rush slows down!
I've still got stamina, and my bladder...)</text:p>
          </table:table-cell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 office:value-type="string">
            <text:p>

(I-Is probably okay...! It's bulging out a little
bit, but... gotta channel my fighting spirit!!)</text:p>
          </table:table-cell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 office:value-type="string">
            <text:p>

C'mon, come right in〜! ♪ *flutter*
*flutter*〜☆ *tug* ♪ *tug* ♪</text:p>
          </table:table-cell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 office:value-type="string">
            <text:p>

Ah! Hey, mister! No touchiiing—!</text:p>
          </table:table-cell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 office:value-type="string">
            <text:p>

Fuuuu... fuuuu...</text:p>
          </table:table-cell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 office:value-type="string">
            <text:p>

(N-No... bathroom... I really wanna go to the
bathroom...!!)</text:p>
          </table:table-cell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 office:value-type="string">
            <text:p>

(I can't... concentrate on my dancing...
anymore...!!)</text:p>
          </table:table-cell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 office:value-type="string">
            <text:p>

(I feel bad for the customers, but once this
dance is over, i-it's break time...!!)</text:p>
          </table:table-cell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 office:value-type="string">
            <text:p>

Fuweeeh?! E-Encore?! U-Umm... uuummm...!!</text:p>
          </table:table-cell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 office:value-type="string">
            <text:p>

First, I, just quickly... gotta p...</text:p>
          </table:table-cell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 office:value-type="string">
            <text:p>

(...Aaaack!! Th-The only toilet in the entire
place, and... look at the size of that line...!!)</text:p>
          </table:table-cell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 office:value-type="string">
            <text:p>

(Wh-Wh-Wh-What am I gonna do... I-I'll never
make it at this raaate!!)</text:p>
          </table:table-cell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 office:value-type="string">
            <text:p>

(A-A-Agh! Oh, n— I-I'm gonna burst... ///)</text:p>
          </table:table-cell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 office:value-type="string">
            <text:p>

*twist* *twist*! *wiggle* *wiggle* *wiggle*!!
*jiggle* *jiggle*!</text:p>
          </table:table-cell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 office:value-type="string">
            <text:p>

(I-I need to somehow... p-put my hips into it
to hide it!!)</text:p>
          </table:table-cell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 office:value-type="string">
            <text:p>

(Aaaaargh...! I-I'm gonna pee myseeelf!!)</text:p>
          </table:table-cell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 office:value-type="string">
            <text:p>

*rub* *rub*! *fidget* *fidget*!
*wriggle* *wriggle*!!</text:p>
          </table:table-cell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 office:value-type="string">
            <text:p>

(N... Nooo... I c-can't... take it anymooore...)</text:p>
          </table:table-cell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 office:value-type="string">
            <text:p>

Ah! A-Agh!! I... I... I'm p... eeing...</text:p>
          </table:table-cell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 office:value-type="string">
            <text:p>

U-Ummm... uhh... yo-you've got it all wrong...
This is...</text:p>
          </table:table-cell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 office:value-type="string">
            <text:p>

I-It's just a bonus—! Yep!! It's my live wetting
show, a fan favorite—! Aha, ahahaha.... ////</text:p>
          </table:table-cell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 office:value-type="string">
            <text:p>Li'l Devil</text:p>
          </table:table-cell>
          <table:table-cell table:style-name="ce0"/>
          <table:table-cell table:style-name="ce0" office:value-type="string">
            <text:p>

Why does everyone have to make fun of me?!</text:p>
          </table:table-cell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 office:value-type="string">
            <text:p>

It's true that out of all the demons chosen to
intercept the Heavenly Maidens...</text:p>
          </table:table-cell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 office:value-type="string">
            <text:p>

I'm the only one without any special moves...</text:p>
          </table:table-cell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 office:value-type="string">
            <text:p>

B-But in exchange, I'm showing off how I can
adapt to all four elemental areas, right?!</text:p>
          </table:table-cell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 office:value-type="string">
            <text:p>

I'm unstoppable when it comes to hand-to-hand
combat! And you get loads of EXP from me, too!</text:p>
          </table:table-cell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 office:value-type="string">
            <text:p>

Aaaall right, I'll show you that I can hold my
own just fine, even if I can't use skills!</text:p>
          </table:table-cell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 office:value-type="string">
            <text:p>

Hiyaa! Tohhhh!! Teyaaaah!!</text:p>
          </table:table-cell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 office:value-type="string">
            <text:p>

H... How's that?! My super sharp knife-tail plus
kick special combo!!</text:p>
          </table:table-cell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 office:value-type="string">
            <text:p>

You can't do that, can ya?!!</text:p>
          </table:table-cell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 office:value-type="string">
            <text:p>

Huh? Dicing Demon's twin blades are sharper,
and also...</text:p>
          </table:table-cell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 office:value-type="string">
            <text:p>

Chillyfish's footwork is fancier than mine...?</text:p>
          </table:table-cell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 office:value-type="string">
            <text:p>

Not just that, but Moltenfly and Glowbe can
both use multi-targeted attacks...</text:p>
          </table:table-cell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 office:value-type="string">
            <text:p>

Th-Th-That's nothing!! I-I... I... uhh...</text:p>
          </table:table-cell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 office:value-type="string">
            <text:p>

I-I'm brave enough to face the enemy, come
what may!! Th-That's the one thing...</text:p>
          </table:table-cell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 office:value-type="string">
            <text:p>

That's the one thing I won't lose to anyone
aaaaaaaaaaaat!!</text:p>
          </table:table-cell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 office:value-type="string">
            <text:p>

Anyway! I've got enough guts that I'll never
show weakness, no matter what!! Really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 office:value-type="string">
            <text:p>

*wriggle* *wriggle*...</text:p>
          </table:table-cell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

(Oh, man... I've really gotta pee...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 office:value-type="string">
            <text:p>

(B-But... it'd look so lame if I let anyone
see me peeing...!!)</text:p>
          </table:table-cell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 office:value-type="string">
            <text:p>

(I mean, I did say I'd never show weakness,
so I've just gotta endure it...)</text:p>
          </table:table-cell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 office:value-type="string">
            <text:p>

(At least, just until everyone goes back to their
posts and there's no one left around here...)</text:p>
          </table:table-cell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 office:value-type="string">
            <text:p>

Huh? What? I-I'm all tense, you say??</text:p>
          </table:table-cell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 office:value-type="string">
            <text:p>

No, no, no!! I-I'm always cool as a cucumber,
ya know?!!</text:p>
          </table:table-cell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 office:value-type="string">
            <text:p>

You could even say I've got nerves of steel!!</text:p>
          </table:table-cell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 office:value-type="string">
            <text:p>

I'll be able to hold my pee for aaaages— ack!!
N-Nothing?!?! Ahahah... ////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 office:value-type="string">
            <text:p>

Haah... haah... ugh, uu... *brrrrrrrr*...</text:p>
          </table:table-cell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 office:value-type="string">
            <text:p>

(Gonna pee!! Gonna pee!!! I'm totally gonna
pee myseeeeeeeeeeelf——————!!!)</text:p>
          </table:table-cell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 office:value-type="string">
            <text:p>

(Every time it looks like someone's leaving,
someone else comes in and takes their place...)</text:p>
          </table:table-cell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 office:value-type="string">
            <text:p>

(At this rate... I... I'll... reach my
limiiiiiiiiiiit!!!)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 office:value-type="string">
            <text:p>

Hauuuuuuuu... *wiggle* *twist* *turn* *fidget*</text:p>
          </table:table-cell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 office:value-type="string">
            <text:p>

Y-You've got it all wrong! That was... I was
just trembling with excitement for battle!!!</text:p>
          </table:table-cell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 office:value-type="string">
            <text:p>

I'm just itching to fight, that's all... i-it's
not like I... I'm holding anything in... a-agh...</text:p>
          </table:table-cell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 office:value-type="string">
            <text:p>

Fuweh?! Intruders?! A woman with green hair?!</text:p>
          </table:table-cell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 office:value-type="string">
            <text:p>

Uwawawawawa!! Th-That came out of nowhere...
Wait!! No... if I run right now... ah... AH!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 office:value-type="string">
            <text:p>

It's... it's coming out!!! It's coming ooooout!!
I'm peeing myseeeeeeeeeeeeeeeeeeeeelf!!!</text:p>
          </table:table-cell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 office:value-type="string">
            <text:p>

Geeeeez!! Stupid dummieeeees!!!
You're all stupiiiiiiiiiiid!!!!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 office:value-type="string">
            <text:p>

I was holding it forever and eveeeeeeeeeeeeer!!
Hwaaaaaaaaaaaaaaaaaaaaaaahn! ///////////</text:p>
          </table:table-cell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egui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erchant-chan P-Memory?</text:p>
          </table:table-cell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unny-chan P-Memory?</text:p>
          </table:table-cell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Nun-chan P-Memory?</text:p>
          </table:table-cell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4:04:41+02:00</meta:creation-date>
    <dc:date>2020-05-30T14:04:4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